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26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objectwithoutfill">
      <style:graphic-properties draw:marker-start="Arrow" draw:marker-start-width="0.203cm"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6pt" style:font-size-asian="16pt" style:font-size-complex="16pt"/>
    </style:style>
    <style:style style:name="T1" style:family="text">
      <style:text-properties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921cm" svg:height="2.54cm" svg:x="6.026cm" svg:y="2.6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38cm" svg:height="0.878cm" svg:x="5.832cm" svg:y="3.568cm">
          <draw:text-box>
            <text:p text:style-name="P2"><text:span text:style-name="T1">Супервизор</text:span></text:p>
          </draw:text-box>
        </draw:frame>
        <draw:custom-shape draw:style-name="gr1" draw:text-style-name="P1" xml:id="id10" draw:id="id10" draw:layer="layout" svg:width="4.033cm" svg:height="1.27cm" svg:x="5.519cm" svg:y="0.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4.219cm" svg:height="0.878cm" svg:x="5.451cm" svg:y="0.536cm">
          <draw:text-box>
            <text:p text:style-name="P2"><text:span text:style-name="T1">Управление ЛВ</text:span></text:p>
          </draw:text-box>
        </draw:frame>
        <draw:custom-shape draw:style-name="gr1" draw:text-style-name="P1" xml:id="id2" draw:id="id2" draw:layer="layout" svg:width="3.407cm" svg:height="1.6cm" svg:x="5.969cm" svg:y="6.2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37cm" svg:height="1.505cm" svg:x="6.045cm" svg:y="6.301cm">
          <draw:text-box>
            <text:p text:style-name="P3"><text:span text:style-name="T1">Обработчик </text:span></text:p>
            <text:p text:style-name="P3"><text:span text:style-name="T1">формул</text:span></text:p>
          </draw:text-box>
        </draw:frame>
        <draw:frame draw:style-name="gr2" draw:text-style-name="P3" draw:layer="layout" svg:width="4.486cm" svg:height="1.505cm" svg:x="0.345cm" svg:y="4.902cm">
          <draw:text-box>
            <text:p text:style-name="P3"><text:span text:style-name="T1">Индексирование</text:span></text:p>
            <text:p text:style-name="P3"><text:span text:style-name="T1">выражений</text:span></text:p>
          </draw:text-box>
        </draw:frame>
        <draw:custom-shape draw:style-name="gr1" draw:text-style-name="P1" xml:id="id3" draw:id="id3" draw:layer="layout" svg:width="4.386cm" svg:height="1.53cm" svg:x="0.467cm" svg:y="4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683cm" svg:height="1.488cm" svg:x="1.141cm" svg:y="6.9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99cm" svg:height="1.505cm" svg:x="1.545cm" svg:y="7.003cm">
          <draw:text-box>
            <text:p text:style-name="P3"><text:span text:style-name="T1">Разделение</text:span></text:p>
            <text:p text:style-name="P3"><text:span text:style-name="T1">данных</text:span></text:p>
          </draw:text-box>
        </draw:frame>
        <draw:custom-shape draw:style-name="gr1" draw:text-style-name="P1" xml:id="id5" draw:id="id5" draw:layer="layout" svg:width="3.194cm" svg:height="1.27cm" svg:x="0.889cm" svg:y="0.3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29cm" svg:height="0.878cm" svg:x="0.751cm" svg:y="0.637cm">
          <draw:text-box>
            <text:p text:style-name="P2"><text:span text:style-name="T1">Интерфейсы</text:span></text:p>
          </draw:text-box>
        </draw:frame>
        <draw:custom-shape draw:style-name="gr1" draw:text-style-name="P1" xml:id="id1" draw:id="id1" draw:layer="layout" svg:width="3.683cm" svg:height="2.055cm" svg:x="10.293cm" svg:y="1.1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6cm" svg:height="2.132cm" svg:x="10.551cm" svg:y="1.138cm">
          <draw:text-box>
            <text:p text:style-name="P3"><text:span text:style-name="T1">Поиск </text:span></text:p>
            <text:p text:style-name="P3"><text:span text:style-name="T1">ответных</text:span></text:p>
            <text:p text:style-name="P3"><text:span text:style-name="T1">подстановок</text:span></text:p>
          </draw:text-box>
        </draw:frame>
        <draw:custom-shape draw:style-name="gr1" draw:text-style-name="P1" xml:id="id9" draw:id="id9" draw:layer="layout" svg:width="3.448cm" svg:height="1.016cm" svg:x="1.443cm" svg:y="3.31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11" draw:id="id11" draw:layer="layout" svg:width="3.626cm" svg:height="0.878cm" svg:x="1.395cm" svg:y="3.437cm">
          <draw:text-box>
            <text:p text:style-name="P3"><text:span text:style-name="T1">Трансляторы</text:span></text:p>
          </draw:text-box>
        </draw:frame>
        <draw:custom-shape draw:style-name="gr1" draw:text-style-name="P1" xml:id="id7" draw:id="id7" draw:layer="layout" svg:width="3.683cm" svg:height="1.66cm" svg:x="10.341cm" svg:y="4.24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58cm" svg:height="1.505cm" svg:x="10.79cm" svg:y="4.303cm">
          <draw:text-box>
            <text:p text:style-name="P3"><text:span text:style-name="T1">Выборщик </text:span></text:p>
            <text:p text:style-name="P3"><text:span text:style-name="T1">стратегий</text:span></text:p>
          </draw:text-box>
        </draw:frame>
        <draw:connector draw:style-name="gr4" draw:text-style-name="P1" draw:layer="layout" svg:x1="13.976cm" svg:y1="2.201cm" svg:x2="9.376cm" svg:y2="7.074cm" draw:start-shape="id1" draw:start-glue-point="1" draw:end-shape="id2" draw:end-glue-point="1" svg:d="m13976 2201h525v4873h-5125">
          <text:p/>
        </draw:connector>
        <draw:connector draw:style-name="gr5" draw:text-style-name="P1" draw:layer="layout" draw:type="line" svg:x1="4.853cm" svg:y1="5.666cm" svg:x2="5.969cm" svg:y2="7.074cm" draw:start-shape="id3" draw:start-glue-point="1" draw:end-shape="id2" draw:end-glue-point="3" svg:d="m4853 5666 1116 1408">
          <text:p/>
        </draw:connector>
        <draw:connector draw:style-name="gr5" draw:text-style-name="P1" draw:layer="layout" draw:type="line" svg:x1="5.969cm" svg:y1="7.074cm" svg:x2="4.824cm" svg:y2="7.719cm" draw:start-shape="id2" draw:start-glue-point="3" draw:end-shape="id4" draw:end-glue-point="1" svg:d="m5969 7074-1145 645">
          <text:p/>
        </draw:connector>
        <draw:connector draw:style-name="gr5" draw:text-style-name="P1" draw:layer="layout" draw:type="line" svg:x1="4.083cm" svg:y1="1.009cm" svg:x2="5.451cm" svg:y2="0.975cm" draw:start-shape="id5" draw:start-glue-point="1" draw:end-shape="id6" draw:end-glue-point="3" svg:d="m4083 1009 1368-34">
          <text:p/>
        </draw:connector>
        <draw:connector draw:style-name="gr5" draw:text-style-name="P1" draw:layer="layout" svg:x1="10.341cm" svg:y1="5.079cm" svg:x2="8.947cm" svg:y2="3.896cm" draw:start-shape="id7" draw:start-glue-point="3" draw:end-shape="id8" draw:end-glue-point="1" svg:d="m10341 5079h-698v-1183h-696">
          <text:p/>
        </draw:connector>
        <draw:connector draw:style-name="gr5" draw:text-style-name="P1" draw:layer="layout" svg:x1="2.486cm" svg:y1="1.644cm" svg:x2="3.167cm" svg:y2="3.31cm" draw:start-shape="id5" draw:start-glue-point="2" draw:end-shape="id9" draw:end-glue-point="0" svg:d="m2486 1644v833h681v833">
          <text:p/>
        </draw:connector>
        <draw:connector draw:style-name="gr5" draw:text-style-name="P1" draw:layer="layout" draw:type="line" svg:x1="7.486cm" svg:y1="2.626cm" svg:x2="7.535cm" svg:y2="1.57cm" draw:start-shape="id8" draw:start-glue-point="0" draw:end-shape="id10" draw:end-glue-point="2" svg:d="m7486 2626 49-1056">
          <text:p/>
        </draw:connector>
        <draw:connector draw:style-name="gr5" draw:text-style-name="P1" draw:layer="layout" draw:type="line" svg:x1="6.026cm" svg:y1="3.896cm" svg:x2="5.021cm" svg:y2="3.876cm" draw:start-shape="id8" draw:start-glue-point="3" draw:end-shape="id11" draw:end-glue-point="1" svg:d="m6026 3896-1005-20">
          <text:p/>
        </draw:connector>
        <draw:connector draw:style-name="gr5" draw:text-style-name="P1" draw:layer="layout" draw:type="line" svg:x1="7.486cm" svg:y1="5.166cm" svg:x2="7.672cm" svg:y2="6.274cm" draw:start-shape="id8" draw:start-glue-point="2" draw:end-shape="id2" draw:end-glue-point="0" svg:d="m7486 5166 186 1108">
          <text:p/>
        </draw:connector>
        <draw:connector draw:style-name="gr5" draw:text-style-name="P1" draw:layer="layout" draw:type="line" svg:x1="8.947cm" svg:y1="3.896cm" svg:x2="10.293cm" svg:y2="2.201cm" draw:start-shape="id8" draw:start-glue-point="1" draw:end-shape="id1" svg:d="m8947 3896 1346-16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58:50</dc:date>
    <meta:editing-duration>PT4H13M11S</meta:editing-duration>
    <meta:editing-cycles>18</meta:editing-cycles>
    <meta:document-statistic meta:object-count="28"/>
  </office:meta>
</office:document-meta>
</file>